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co1" style:family="table-column">
      <style:table-column-properties style:column-width="4.128cm" style:use-optimal-column-width="false"/>
    </style:style>
    <style:style style:name="co2" style:family="table-column">
      <style:table-column-properties style:column-width="4.967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32pt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383cm" svg:height="2.222cm" svg:x="4.492cm" svg:y="1.635cm">
          <draw:text-box>
            <text:p text:style-name="P1">ER Diagram</text:p>
          </draw:text-box>
        </draw:frame>
        <draw:frame draw:style-name="gr2" xml:id="id1" draw:id="id1" draw:layer="layout" svg:width="4.127cm" svg:height="3.847cm" svg:x="9.196cm" svg:y="5.8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Player</text:span>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isActive</text:p>
              </table:table-cell>
            </table:table-row>
            <table:table-row table:style-name="ro1">
              <table:table-cell table:style-name="bg-none">
                <text:p>wonStatu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xml:id="id2" draw:id="id2" draw:layer="layout" svg:width="4.966cm" svg:height="5.771cm" svg:x="3.653cm" svg:y="14.49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Ship</text:span>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isDestroyed</text:p>
              </table:table-cell>
            </table:table-row>
            <table:table-row table:style-name="ro1">
              <table:table-cell table:style-name="bg-none">
                <text:p>playerid</text:p>
              </table:table-cell>
            </table:table-row>
            <table:table-row table:style-name="ro1">
              <table:table-cell table:style-name="bg-none">
                <text:p>horizontalLoc</text:p>
              </table:table-cell>
            </table:table-row>
            <table:table-row table:style-name="ro1">
              <table:table-cell table:style-name="bg-none">
                <text:p>verticalLoc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3" draw:text-style-name="P4" draw:layer="layout" svg:x1="11.259cm" svg:y1="9.715cm" svg:x2="6.136cm" svg:y2="14.496cm" draw:start-shape="id1" draw:start-glue-point="2" draw:end-shape="id2" draw:end-glue-point="0" svg:d="M11259 9715v2391h-5123v2390" svg:viewBox="0 0 5124 4782">
          <text:p/>
        </draw:connector>
        <draw:frame draw:style-name="gr4" draw:text-style-name="P5" draw:layer="layout" svg:width="0.953cm" svg:height="1.27cm" svg:x="11.477cm" svg:y="10.207cm">
          <draw:text-box>
            <text:p>1</text:p>
          </draw:text-box>
        </draw:frame>
        <draw:frame draw:style-name="gr5" draw:text-style-name="P5" draw:layer="layout" svg:width="1.27cm" svg:height="0.962cm" svg:x="6.397cm" svg:y="13.382cm">
          <draw:text-box>
            <text:p>M</text:p>
          </draw:text-box>
        </draw:frame>
        <draw:line draw:style-name="gr6" draw:text-style-name="P6" draw:layer="layout" svg:x1="6.08cm" svg:y1="13.7cm" svg:x2="6.715cm" svg:y2="14.335cm">
          <text:p/>
        </draw:line>
        <draw:line draw:style-name="gr6" draw:text-style-name="P6" draw:layer="layout" svg:x1="6.08cm" svg:y1="13.7cm" svg:x2="5.445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05:07:58.380000000</meta:creation-date>
    <dc:date>2024-10-09T06:03:16.907000000</dc:date>
    <meta:editing-duration>PT33M2S</meta:editing-duration>
    <meta:editing-cycles>2</meta:editing-cycles>
    <meta:generator>LibreOffice/24.8.0.3$Windows_X86_64 LibreOffice_project/0bdf1299c94fe897b119f97f3c613e9dca6be583</meta:generator>
    <meta:print-date>2024-10-09T06:02:35.498000000</meta:print-date>
    <meta:printed-by>PDF files</meta:printed-by>
    <meta:document-statistic meta:object-count="8"/>
  </office:meta>
</office:document-meta>
</file>